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9.446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BOM_CR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4,U3,U2,U1</text:p>
          </table:table-cell>
          <table:table-cell office:value-type="string" calcext:value-type="string">
            <text:p>SOIC-16W_7.5x10.3mm_P1.27mm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CS723KMATR-10AB-T </text:p>
          </table:table-cell>
          <table:table-cell table:style-name="ce3" office:value-type="string" calcext:value-type="string">
            <text:p><text:a xlink:href="https://www.mouser.ca/ProductDetail/Allegro-MicroSystems/ACS723KMATR-10AB-T?qs=pUKx8fyJudDWmsCYh0jiWw%3D%3D&amp;mgh=1&amp;gclid=CjwKCAjwve2TBhByEiwAaktM1CG44jlgMbzR7eBY5mNHCcXAh64r-cqcZBXFvXgA2Dm6Z6Y84ezw-BoCPCkQAvD_BwE" xlink:type="simple">https://www.mouser.ca/ProductDetail/Allegro-MicroSystems/ACS723KMATR-10AB-T?qs=pUKx8fyJudDWmsCYh0jiWw%3D%3D&amp;mgh=1&amp;gclid=CjwKCAjwve2TBhByEiwAaktM1CG44jlgMbzR7eBY5mNHCcXAh64r-cqcZBXFvXgA2Dm6Z6Y84ezw-BoCPCkQAvD_BwE</text:a>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5,J4,J3,J2</text:p>
          </table:table-cell>
          <table:table-cell office:value-type="string" calcext:value-type="string">
            <text:p>Fixed Terminal Blocks TDPT 4/ 2-SP-6,35-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01x02</text:p>
          </table:table-cell>
          <table:table-cell table:style-name="ce3" office:value-type="string" calcext:value-type="string">
            <text:p><text:a xlink:href="https://www.mouser.ca/ProductDetail/Phoenix-Contact/1017521?qs=F5EMLAvA7IBBb3TEAcTBBg%3D%3D" xlink:type="simple">https://www.mouser.ca/ProductDetail/Phoenix-Contact/1017521?qs=F5EMLAvA7IBBb3TEAcTBBg%3D%3D</text:a>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2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_t</text:p>
          </table:table-cell>
          <table:table-cell table:style-name="ce3" office:value-type="string" calcext:value-type="string">
            <text:p><text:a xlink:href="https://www.mouser.ca/ProductDetail/Kyocera-AVX/TAJC106K016PNJ?qs=ZjRtS80k2UMUMDO3iOPrkg%3D%3D" xlink:type="simple">https://www.mouser.ca/ProductDetail/Kyocera-AVX/TAJC106K016PNJ?qs=ZjRtS80k2UMUMDO3iOPrkg%3D%3D</text:a>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table:style-name="ce3" office:value-type="string" calcext:value-type="string">
            <text:p><text:a xlink:href="https://www.digikey.ca/en/products/detail/arduino/A000005/2638989" xlink:type="simple">https://www.digikey.ca/en/products/detail/arduino/A000005/2638989</text:a>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Socket_1x10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_Female</text:p>
          </table:table-cell>
          <table:table-cell table:style-name="ce3" office:value-type="string" calcext:value-type="string">
            <text:p><text:a xlink:href="https://www.digikey.ca/en/products/detail/sullins-connector-solutions/PPPC101LGBN-RC/775943?s=N4IgTCBcDaIMoFYAsAOBBaAcgERAXQF8g" xlink:type="simple">https://www.digikey.ca/en/products/detail/sullins-connector-solutions/PPPC101LGBN-RC/775943?s=N4IgTCBcDaIMoFYAsAOBBaAcgERAXQF8g</text:a>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5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02cm 0.035cm 0.002c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02cm 0.035cm 0.002cm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1.11pt double #4472c4" style:border-line-width-bottom="0.002cm 0.035cm 0.002cm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00-00-00</text:date>, <text:time style:data-style-name="N2" text:time-value="10:35:55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initial-creator>Finn Hafting</meta:initial-creator>
    <dc:date>2024-08-16T10:37:08.814000000</dc:date>
    <meta:editing-duration>PT3H9M10S</meta:editing-duration>
    <meta:editing-cycles>8</meta:editing-cycles>
    <meta:document-statistic meta:table-count="1" meta:cell-count="36" meta:object-count="0"/>
  </office:meta>
</office:document-meta>
</file>